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553EF66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47cm" fo:padding-bottom="0cm" fo:padding-left="0cm" fo:padding-right="0cm" fo:wrap-option="wrap"/>
    </style:style>
    <style:style style:name="gr2" style:family="graphic">
      <style:graphic-properties draw:stroke="none" draw:fill="solid" draw:fill-color="#666666" draw:textarea-horizontal-align="justify" draw:textarea-vertical-align="top" draw:auto-grow-height="true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361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934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2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1.961cm" fo:min-width="0cm" fo:padding-top="0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54cm" fo:min-width="0cm" fo:padding-top="0.083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draw:auto-grow-height="true" fo:min-height="11.428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476cm" fo:min-width="0cm" fo:padding-top="0.147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42cm" fo:min-width="0cm" fo:padding-top="0.078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8.08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5.249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align="center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5%" fo:text-align="start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style:paragraph-properties fo:margin-left="2.059cm" fo:margin-right="0cm" fo:margin-top="0.246cm" fo:margin-bottom="0cm" fo:text-indent="-0.789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95%" fo:text-align="center" fo:text-indent="0cm" style:punctuation-wrap="hanging" style:line-break="strict"/>
    </style:style>
    <style:style style:name="P11" style:family="paragraph">
      <style:paragraph-properties fo:margin-left="2.398cm" fo:margin-right="0cm" fo:margin-top="0cm" fo:margin-bottom="0.502cm" fo:line-height="93%" fo:text-indent="-1.794cm" style:line-break="strict"/>
    </style:style>
    <style:style style:name="P12" style:family="paragraph">
      <style:paragraph-properties fo:margin-left="2.398cm" fo:margin-right="0cm" fo:margin-top="0cm" fo:margin-bottom="0.502cm" fo:line-height="93%" fo:text-align="center" fo:text-indent="-1.794cm" style:line-break="strict"/>
    </style:style>
    <style:style style:name="P13" style:family="paragraph">
      <style:paragraph-properties fo:margin-left="0cm" fo:margin-right="0cm" fo:margin-top="0cm" fo:margin-bottom="0.502cm" fo:line-height="93%" fo:text-indent="0cm" style:line-break="strict"/>
    </style:style>
    <style:style style:name="T1" style:family="text">
      <style:text-properties fo:color="#ffffff" fo:font-family="Bodoni" style:font-family-generic="swiss" style:font-pitch="variable" fo:font-size="48pt" fo:language="en" fo:country="IN" style:font-size-asian="48pt" style:font-size-complex="48pt"/>
    </style:style>
    <style:style style:name="T2" style:family="text">
      <style:text-properties fo:color="#deaf0d" style:text-line-through-style="none" style:text-position="0% 100%" fo:font-family="Arial" style:font-family-generic="roman" style:font-pitch="variable" fo:font-size="32pt" fo:language="en" fo:country="IN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font-relief="none"/>
    </style:style>
    <style:style style:name="T3" style:family="text">
      <style:text-properties fo:color="#deaf0d" fo:font-family="Bodoni" style:font-family-generic="swiss" style:font-pitch="variable" fo:font-size="43pt" fo:language="en" fo:country="IN" style:font-size-asian="43pt" style:font-size-complex="43pt"/>
    </style:style>
    <style:style style:name="T4" style:family="text">
      <style:text-properties fo:color="#ffffff" fo:font-family="Arial" style:font-family-generic="roman" style:font-pitch="variable" fo:font-size="27pt" fo:language="en" fo:country="IN" style:font-size-asian="27pt" style:font-size-complex="27pt"/>
    </style:style>
    <style:style style:name="T5" style:family="text">
      <style:text-properties fo:color="#ffffff" fo:font-family="'trebuchet ms'" style:font-family-generic="swiss" style:font-pitch="variable" fo:font-size="27pt" fo:language="en" fo:country="IN" style:font-size-asian="27pt" style:font-size-complex="27pt"/>
    </style:style>
    <style:style style:name="T6" style:family="text">
      <style:text-properties fo:color="#ffffff" fo:language="en" fo:country="IN"/>
    </style:style>
    <style:style style:name="T7" style:family="text">
      <style:text-properties fo:color="#ffffff" fo:font-family="Arial" style:font-family-generic="roman" style:font-pitch="variable" fo:font-size="43pt" fo:language="en" fo:country="IN" style:font-size-asian="43pt" style:font-size-complex="43pt"/>
    </style:style>
    <style:style style:name="T8" style:family="text">
      <style:text-properties fo:color="#ffffff" fo:font-family="Arial" style:font-family-generic="roman" style:font-pitch="variable" fo:font-size="53pt" fo:language="en" fo:country="IN" fo:font-weight="bold" style:font-size-asian="53pt" style:font-weight-asian="bold" style:font-size-complex="53pt" style:font-weight-complex="bold"/>
    </style:style>
    <style:style style:name="T9" style:family="text">
      <style:text-properties fo:font-size="34pt" fo:language="en" fo:country="IN" style:font-size-asian="34pt" style:font-size-complex="34pt"/>
    </style:style>
    <style:style style:name="T10" style:family="text">
      <style:text-properties fo:font-size="60pt" fo:language="en" fo:country="IN" style:font-size-asian="60pt" style:font-size-complex="60pt"/>
    </style:style>
    <style:style style:name="T11" style:family="text">
      <style:text-properties fo:color="#e6e6e6" fo:font-size="60pt" fo:language="en" fo:country="IN" style:font-family-asian="msmincho" style:font-pitch-asian="variable" style:font-size-asian="60pt" style:font-family-complex="msmincho" style:font-pitch-complex="variable" style:font-size-complex="60pt"/>
    </style:style>
    <style:style style:name="T12" style:family="text">
      <style:text-properties fo:language="en" fo:country="IN"/>
    </style:style>
    <style:style style:name="T13" style:family="text">
      <style:text-properties fo:color="#ffffff" fo:font-family="Arial" style:font-family-generic="roman" style:font-pitch="variable" fo:font-size="29pt" fo:language="en" fo:country="IN" style:font-size-asian="29pt" style:font-size-complex="29pt"/>
    </style:style>
    <style:style style:name="T14" style:family="text">
      <style:text-properties fo:color="#ffffff" fo:font-family="arial" style:font-family-generic="swiss" style:font-pitch="variable" fo:language="en" fo:country="IN" fo:font-weight="bold" style:font-weight-asian="bold" style:font-weight-complex="bold"/>
    </style:style>
    <style:style style:name="T15" style:family="text">
      <style:text-properties fo:color="#ffffff" fo:font-family="arial" style:font-family-generic="swiss" style:font-pitch="variable" fo:language="en" fo:country="IN"/>
    </style:style>
    <style:style style:name="T16" style:family="text">
      <style:text-properties fo:color="#ffffff" fo:font-family="Bodoni" style:font-family-generic="swiss" style:font-pitch="variable" fo:font-size="53pt" fo:language="en" fo:country="IN" style:font-size-asian="53pt" style:font-size-complex="5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 ">
        <style:list-level-properties text:space-before="0.313cm" text:min-label-width="0.952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deaf0d" fo:font-size="100%"/>
      </text:list-level-style-number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cccc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">
        <style:list-level-properties text:space-before="0.604cm" text:min-label-width="1.794cm"/>
        <style:text-properties fo:font-family="Wingdings" style:font-pitch="variable" style:font-charset="x-symbol" fo:color="#cccc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56cm" svg:height="3.361cm" svg:x="2.381cm" svg:y="7.62cm" presentation:class="title" presentation:user-transformed="true">
          <draw:text-box>
            <text:list text:style-name="L1">
              <text:list-header>
                <text:p text:style-name="P1"><text:span text:style-name="T1">Into 3D with VPython</text:span></text:p>
              </text:list-header>
            </text:list>
          </draw:text-box>
        </draw:frame>
        <draw:frame presentation:style-name="pr2" draw:text-style-name="P2" draw:layer="layout" svg:width="18.371cm" svg:height="3.934cm" svg:x="4.356cm" svg:y="13.8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eepak Mishra </text:span><text:span text:style-name="T2"><text:line-break/></text:span><text:span text:style-name="T2">MS-IT</text:span><text:span text:style-name="T2"><text:line-break/></text:span><text:span text:style-name="T2">IIIT Hyderab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Agenda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header>
                <text:p text:style-name="P5"><text:span text:style-name="T4">- What is VPython ?</text:span></text:p>
                <text:p text:style-name="P5"><text:span text:style-name="T4"/></text:p>
                <text:p text:style-name="P5"><text:span text:style-name="T4">- What is it capable of ?</text:span></text:p>
                <text:p text:style-name="P5"><text:span text:style-name="T4"/></text:p>
                <text:p text:style-name="P5"><text:span text:style-name="T4">- Python Review</text:span></text:p>
                <text:p text:style-name="P5"><text:span text:style-name="T4"/></text:p>
                <text:p text:style-name="P5"><text:span text:style-name="T4">- Zen of VPython</text:span></text:p>
                <text:p text:style-name="P5"><text:span text:style-name="T4"/></text:p>
                <text:p text:style-name="P5"><text:span text:style-name="T4">- Animating with Vpython</text:span></text:p>
                <text:p text:style-name="P5"><text:span text:style-name="T4"/></text:p>
                <text:p text:style-name="P5"><text:span text:style-name="T4">- Advanced animations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What is VPython ?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header>
                <text:p text:style-name="P5"><text:span text:style-name="T4">- Allows you to focus on :</text:span></text:p>
                <text:p text:style-name="P5"><text:span text:style-name="T4">    </text:span></text:p>
                <text:p text:style-name="P5"><text:span text:style-name="T4">    </text:span><text:span text:style-name="T4">- What you want to do, not scratching you head how to do </text:span></text:p>
                <text:p text:style-name="P5"><text:span text:style-name="T4"/></text:p>
                <text:p text:style-name="P5"><text:span text:style-name="T4"/></text:p>
                <text:p text:style-name="P5"><text:span text:style-name="T4">- Very rapid prototyping</text:span></text:p>
                <text:p text:style-name="P5"><text:span text:style-name="T4"> </text:span></text:p>
                <text:p text:style-name="P5"><text:span text:style-name="T4">- Invaluable for teaching</text:span></text:p>
                <text:p text:style-name="P5"><text:span text:style-name="T4"> </text:span></text:p>
                <text:p text:style-name="P5"><text:span text:style-name="T4">- Combine with other Python libraries</text:span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3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Installing VPython</text:span></text:p>
              </text:list-header>
            </text:list>
          </draw:text-box>
        </draw:frame>
        <draw:frame presentation:style-name="pr6" draw:text-style-name="P2" draw:layer="layout" svg:width="26.873cm" svg:height="15.249cm" svg:x="0.674cm" svg:y="5.079cm" presentation:class="outline" presentation:user-transformed="true">
          <draw:text-box>
            <text:list text:style-name="L5">
              <text:list-item>
                <text:p text:style-name="P6"><text:span text:style-name="T5">Window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Download and run the installer</text:span></text:p>
                  </text:list-item>
                  <text:list-item>
                    <text:p text:style-name="P7"><text:span text:style-name="T6">Install Python first, then VPython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Linux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compile from source</text:span></text:p>
                  </text:list-item>
                  <text:list-item>
                    <text:p text:style-name="P7"><text:span text:style-name="T6">Ubuntu :</text:span></text:p>
                  </text:list-item>
                  <text:list-item>
                    <text:p text:style-name="P7"><text:span text:style-name="T6">apt-get install python-visual libgtkglextmm-x11-1.2-dev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4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VPython : Capabilities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header>
                <text:p text:style-name="P10"><text:span text:style-name="T7"> </text:span></text:p>
                <text:p text:style-name="P10"><text:span text:style-name="T7">Get Excited !</text:span><text:span text:style-name="T7"><text:line-break/></text:span><text:span text:style-name="T7"> </text:span><text:span text:style-name="T7"><text:line-break/></text:span><text:span text:style-name="T7">Some Vpython simulations to show you what's possible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5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Python Review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- Instantiating Python Objects</text:span></text:p>
                <text:p text:style-name="P5"><text:span text:style-name="T4"/></text:p>
                <text:p text:style-name="P5"><text:span text:style-name="T4">- Lists / Tuples / Dictionarie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6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5.806cm" svg:height="11.96cm" svg:x="0.97cm" svg:y="4.233cm" presentation:class="outline" presentation:user-transformed="true">
          <draw:text-box>
            <text:list text:style-name="L4">
              <text:list-header>
                <text:p text:style-name="P10"><text:span text:style-name="T8">from visual import *</text:span></text:p>
                <text:p text:style-name="P10"><text:span text:style-name="T8">The Zen of VPython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7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1"><text:span text:style-name="T9">' Master, how do I get a 3D environment ?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8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presentation:notes draw:style-name="dp2">
          <draw:page-thumbnail draw:layer="layout" svg:width="13.476cm" svg:height="9.525cm" svg:x="2.787cm" svg:y="1.931cm" draw:page-number="9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9">' Master, how do I get a sphere ?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0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>
        <draw:frame presentation:style-name="pr10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10">sphere()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1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9">' Master, how do I get a box ?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2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>
        <draw:frame presentation:style-name="pr10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10">box()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3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9">' Master, how do I get a cylinder ?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4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>
        <draw:frame presentation:style-name="pr10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10">cylinder()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5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9">' Master, how do I get a cone ?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6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>
        <draw:custom-shape draw:style-name="gr1" draw:text-style-name="P2" draw:layer="layout" svg:width="24.791cm" svg:height="5.653cm" svg:x="2.417cm" svg:y="7.977cm">
          <text:list text:style-name="L8">
            <text:list-header>
              <text:p text:style-name="P12"><text:span text:style-name="T11">Come on,</text:span></text:p>
              <text:p text:style-name="P12"><text:span text:style-name="T11">don't you get it 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6cm" svg:height="9.525cm" svg:x="2.787cm" svg:y="1.931cm" draw:page-number="17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9">' Ok ok, how do I change the properties ?</text:span></text:p>
                <text:p text:style-name="P12"><text:span text:style-name="T9">Color, opacity, size, position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18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>
        <draw:custom-shape draw:style-name="gr1" draw:text-style-name="P2" draw:layer="layout" svg:width="24.791cm" svg:height="4.622cm" svg:x="2.417cm" svg:y="7.977cm">
          <text:list text:style-name="L8">
            <text:list-header>
              <text:p text:style-name="P12"><text:span text:style-name="T11">by changing th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6cm" svg:height="9.525cm" svg:x="2.787cm" svg:y="1.931cm" draw:page-number="19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2T1">
        <draw:frame presentation:style-name="pr8" draw:text-style-name="P2" draw:layer="layout" svg:width="24.791cm" svg:height="4.622cm" svg:x="2.416cm" svg:y="7.977cm" presentation:class="outline" presentation:user-transformed="true">
          <draw:text-box>
            <text:list text:style-name="L8">
              <text:list-header>
                <text:p text:style-name="P12"><text:span text:style-name="T9">' i don't understand '</text:span></text:p>
              </text:list-header>
            </text:list>
          </draw:text-box>
        </draw:frame>
        <presentation:notes draw:style-name="dp2">
          <draw:page-thumbnail draw:layer="layout" svg:width="13.476cm" svg:height="9.525cm" svg:x="2.787cm" svg:y="1.931cm" draw:page-number="20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2T1">
        <draw:custom-shape draw:style-name="gr1" draw:text-style-name="P2" draw:layer="layout" svg:width="24.791cm" svg:height="4.622cm" svg:x="2.417cm" svg:y="7.977cm">
          <text:list text:style-name="L8">
            <text:list-header>
              <text:p text:style-name="P12"><text:span text:style-name="T11">interpr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6cm" svg:height="9.525cm" svg:x="2.787cm" svg:y="1.931cm" draw:page-number="21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2T1">
        <draw:custom-shape draw:style-name="gr1" draw:text-style-name="P2" draw:layer="layout" svg:width="24.791cm" svg:height="4.622cm" svg:x="2.417cm" svg:y="7.977cm">
          <text:list text:style-name="L8">
            <text:list-header>
              <text:p text:style-name="P12"><text:span text:style-name="T11">Creating custom o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6cm" svg:height="9.525cm" svg:x="2.787cm" svg:y="1.931cm" draw:page-number="22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2T1">
        <draw:frame presentation:style-name="pr11" draw:text-style-name="P2" draw:layer="layout" svg:width="25.396cm" svg:height="13.719cm" svg:x="1.411cm" svg:y="4.951cm" presentation:class="outline" presentation:user-transformed="true">
          <draw:text-box>
            <text:list text:style-name="L9">
              <text:list-item>
                <text:p text:style-name="P13"><text:span text:style-name="T12">f = frame()</text:span></text:p>
              </text:list-item>
              <text:list-item>
                <text:p text:style-name="P13"><text:span text:style-name="T12">cylinder(frame=f, pos=(0,0,0), radius=0.1, length=1, color=color.cyan)</text:span></text:p>
              </text:list-item>
              <text:list-item>
                <text:p text:style-name="P13"><text:span text:style-name="T12">sphere(frame=f, pos=(1,0,0), radius=0.2, color=color.red)</text:span></text:p>
              </text:list-item>
            </text:list>
          </draw:text-box>
        </draw:frame>
        <presentation:notes draw:style-name="dp2">
          <draw:page-thumbnail draw:layer="layout" svg:width="13.476cm" svg:height="9.525cm" svg:x="2.787cm" svg:y="1.931cm" draw:page-number="23" presentation:class="page"/>
          <draw:frame presentation:style-name="pr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VPython basics</text:span></text:p>
              </text:list-header>
            </text:list>
          </draw:text-box>
        </draw:frame>
        <draw:frame presentation:style-name="pr12" draw:text-style-name="P2" draw:layer="layout" svg:width="26.926cm" svg:height="18.079cm" svg:x="0.679cm" svg:y="5.075cm" presentation:class="outline" presentation:user-transformed="true">
          <draw:text-box>
            <text:list text:style-name="L4">
              <text:list-header>
                <text:p text:style-name="P5"><text:span text:style-name="T13">- Each shape instance </text:span></text:p>
                <text:p text:style-name="P5"><text:span text:style-name="T13"/></text:p>
                <text:p text:style-name="P5"><text:span text:style-name="T13">    </text:span><text:span text:style-name="T13">- is represented by a object</text:span></text:p>
                <text:p text:style-name="P5"><text:span text:style-name="T13"/></text:p>
                <text:p text:style-name="P5"><text:span text:style-name="T13">- Properties like :</text:span></text:p>
                <text:p text:style-name="P5"><text:span text:style-name="T13"> </text:span></text:p>
                <text:p text:style-name="P5"><text:span text:style-name="T13">    </text:span><text:span text:style-name="T13">- position</text:span></text:p>
                <text:p text:style-name="P5"><text:span text:style-name="T13">    </text:span><text:span text:style-name="T13">- color</text:span></text:p>
                <text:p text:style-name="P5"><text:span text:style-name="T13">    </text:span><text:span text:style-name="T13">- radius / length / width etc.</text:span></text:p>
                <text:p text:style-name="P5"><text:span text:style-name="T13">    </text:span><text:span text:style-name="T13">- can be specified when creating ( constructor )</text:span></text:p>
                <text:p text:style-name="P5"><text:span text:style-name="T13">    </text:span><text:span text:style-name="T13">- can be modified later                 ( attributed /  methods )</text:span></text:p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4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Bouncing Ball</text:span></text:p>
              </text:list-header>
            </text:list>
          </draw:text-box>
        </draw:frame>
        <draw:custom-shape draw:style-name="gr2" draw:text-style-name="P2" draw:layer="layout" svg:width="25.436cm" svg:height="12.546cm" svg:x="0.939cm" svg:y="4.516cm">
          <text:list text:style-name="L10">
            <text:list-header>
              <text:p text:style-name="P1"><text:span text:style-name="T14">floor = box        (pos=(0,0,0), length=4, height=0.5, width=4)</text:span><text:span text:style-name="T14"><text:line-break/></text:span><text:span text:style-name="T14">ball   = sphere (pos=(0,4,0), radius=1, color=color.red)</text:span><text:span text:style-name="T14"><text:line-break/></text:span><text:span text:style-name="T14">ball.velocity = vector(0,-1,0); dt = 0.01</text:span><text:span text:style-name="T14"><text:line-break/></text:span><text:span text:style-name="T14"><text:line-break/></text:span><text:span text:style-name="T14">while 1:</text:span></text:p>
              <text:p text:style-name="P1"><text:span text:style-name="T15"><text:line-break/></text:span><text:span text:style-name="T14">    </text:span><text:span text:style-name="T14">rate (100)</text:span><text:span text:style-name="T14"><text:line-break/></text:span><text:span text:style-name="T14">    ball.pos = ball.pos + ball.velocity*dt</text:span></text:p>
              <text:p text:style-name="P1"><text:span text:style-name="T15"><text:line-break/></text:span><text:span text:style-name="T14">    </text:span><text:span text:style-name="T14">if ball.y &lt; ball.radius:</text:span><text:span text:style-name="T14"><text:line-break/></text:span><text:span text:style-name="T14">        ball.velocity.y = abs(ball.velocity.y</text:span><text:span text:style-name="T15">)</text:span><text:span text:style-name="T15"><text:line-break/></text:span><text:span text:style-name="T14">    else:</text:span><text:span text:style-name="T14"><text:line-break/></text:span><text:span text:style-name="T14">        ball.velocity.y = ball.velocity.y - 9.8*d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25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Advanced animations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header>
                <text:p text:style-name="P5"><text:span text:style-name="T4">- Rotating Objects</text:span></text:p>
                <text:p text:style-name="P5"><text:span text:style-name="T4"/></text:p>
                <text:p text:style-name="P5"><text:span text:style-name="T4">- Deleting Objects</text:span></text:p>
                <text:p text:style-name="P5"><text:span text:style-name="T4"> </text:span></text:p>
                <text:p text:style-name="P5"><text:span text:style-name="T4">- Controlling Opacity</text:span></text:p>
                <text:p text:style-name="P5"><text:span text:style-name="T4"/></text:p>
                <text:p text:style-name="P5"><text:span text:style-name="T4">- Controlling lighting</text:span></text:p>
                <text:p text:style-name="P5"><text:span text:style-name="T4"/></text:p>
                <text:p text:style-name="P5"><text:span text:style-name="T4">- Controlling animation speed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6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2" draw:layer="layout" svg:width="26.868cm" svg:height="15.248cm" svg:x="0.688cm" svg:y="3.387cm" presentation:class="outline" presentation:user-transformed="true">
          <draw:text-box>
            <text:list text:style-name="L4">
              <text:list-header>
                <text:p text:style-name="P10"><text:span text:style-name="T8">Demonstration on advanced animation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7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4"><text:span text:style-name="T3">Other 3D software</text:span></text:p>
              </text:list-header>
            </text:list>
          </draw:text-box>
        </draw:frame>
        <draw:frame presentation:style-name="pr5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>- Combining with </text:span></text:p>
                <text:p text:style-name="P5"><text:span text:style-name="T4">   </text:span><text:span text:style-name="T4">ODE (Open Dynamics Engine)</text:span></text:p>
                <text:p text:style-name="P5"><text:span text:style-name="T4"/></text:p>
                <text:p text:style-name="P5"><text:span text:style-name="T4"/></text:p>
                <text:p text:style-name="P5"><text:span text:style-name="T4">- PyGame</text:span></text:p>
                <text:p text:style-name="P5"><text:span text:style-name="T4"/></text:p>
                <text:p text:style-name="P5"><text:span text:style-name="T4"/></text:p>
                <text:p text:style-name="P5"><text:span text:style-name="T4">- PyOpenGL</text:span></text:p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8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4" draw:text-style-name="P2" draw:layer="layout" svg:width="23.46cm" svg:height="3.387cm" svg:x="2.381cm" svg:y="8.467cm" presentation:class="title" presentation:user-transformed="true">
          <draw:text-box>
            <text:list text:style-name="L1">
              <text:list-header>
                <text:p text:style-name="P1"><text:span text:style-name="T16">Thank You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9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320000002580553EF66.png" xlink:type="simple" xlink:show="embed" xlink:actuate="onLoad"/>
    <draw:fill-image draw:name="Bitmape_20_2" draw:display-name="Bitmape 2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draw:fill-image-width="0cm" draw:fill-image-height="0cm" style:repeat="repeat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msmincho" style:font-pitch-asian="variable" style:font-size-asian="44pt" style:font-style-asian="normal" style:font-weight-asian="bold" style:font-family-complex="msmincho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5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5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center" fo:text-indent="0cm" style:line-break="strict"/>
    </style:style>
    <style:style style:name="MP7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IN"/>
    </style:style>
    <style:style style:name="MT2" style:family="text">
      <style:text-properties fo:color="#999999" fo:font-family="'Times New Roman'" style:font-family-generic="roman" style:font-pitch="variable"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 draw:page-number="1"/>
      <draw:page-thumbnail draw:layer="backgroundobjects" svg:width="8.024cm" svg:height="6.019cm" svg:x="1cm" svg:y="9.689cm" draw:page-number="2"/>
      <draw:page-thumbnail draw:layer="backgroundobjects" svg:width="8.024cm" svg:height="6.019cm" svg:x="1cm" svg:y="16.975cm" draw:page-number="3"/>
      <draw:page-thumbnail draw:layer="backgroundobjects" svg:width="8.024cm" svg:height="6.019cm" svg:x="10.025cm" svg:y="2.403cm" draw:page-number="4"/>
      <draw:page-thumbnail draw:layer="backgroundobjects" svg:width="8.024cm" svg:height="6.019cm" svg:x="10.025cm" svg:y="9.689cm" draw:page-number="5"/>
      <draw:page-thumbnail draw:layer="backgroundobjects" svg:width="8.024cm" svg:height="6.019cm" svg:x="10.025cm" svg:y="16.975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4cm" svg:height="3.528cm" svg:x="2.117cm" svg:y="1.878cm" presentation:class="title" presentation:placeholder="true">
        <draw:text-box/>
      </draw:frame>
      <draw:frame presentation:style-name="Default-outline1" draw:layer="backgroundobjects" svg:width="23.984cm" svg:height="12.7cm" svg:x="2.117cm" svg:y="6.112cm" presentation:class="outline" presentation:placeholder="true">
        <draw:text-box/>
      </draw:frame>
      <draw:frame presentation:style-name="Mpr1" draw:layer="backgroundobjects" svg:width="5.878cm" svg:height="1.412cm" svg:x="2.117cm" svg:y="19.28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938cm" svg:height="1.412cm" svg:x="9.64cm" svg:y="19.283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883cm" svg:height="1.412cm" svg:x="20.222cm" svg:y="19.28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5.391cm" svg:height="3.529cm" svg:x="1.41cm" svg:y="0.842cm" presentation:class="title" presentation:placeholder="true">
        <draw:text-box/>
      </draw:frame>
      <draw:frame presentation:style-name="Title1-outline1" draw:layer="backgroundobjects" svg:width="25.391cm" svg:height="13.966cm" svg:x="1.41cm" svg:y="4.952cm" presentation:class="outline" presentation:placeholder="true">
        <draw:text-box/>
      </draw:frame>
      <draw:frame presentation:style-name="Mpr2" draw:text-style-name="MP5" draw:layer="backgroundobjects" svg:width="6.57cm" svg:height="0.499cm" svg:x="11.351cm" svg:y="20.664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938cm" svg:height="0.499cm" svg:x="0.503cm" svg:y="20.664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6.57cm" svg:height="0.499cm" svg:x="20.157cm" svg:y="20.664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Google</meta:initial-creator>
    <meta:creation-date>2004-05-06T14:58:21</meta:creation-date>
    <dc:creator>Google</dc:creator>
    <dc:date>2004-05-07T01:13:19</dc:date>
    <meta:editing-cycles>1</meta:editing-cycles>
    <meta:editing-duration>PT10H14M57S</meta:editing-duration>
    <meta:document-statistic meta:object-count="122"/>
    <meta:generator>OpenOffice.org/3.2$Linux OpenOffice.org_project/320m12$Build-9483</meta:generator>
  </office:meta>
</office:document-meta>
</file>